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arURLConnection.getJarEnt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JarURLConnection.getMainAttribu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JarURLConnection.getJarFileUR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JarURLConnection.JarURLConnection( java . net . URL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JarURLConnection.getCertifica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JarURLConnection.getAttribu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JarURLConnection.getEntry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JarURLConnection.getManif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